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117cm" table:align="left"/>
    </style:style>
    <style:style style:name="Table1.A" style:family="table-column">
      <style:table-column-properties style:column-width="2.189cm"/>
    </style:style>
    <style:style style:name="Table1.B" style:family="table-column">
      <style:table-column-properties style:column-width="6.304cm"/>
    </style:style>
    <style:style style:name="Table1.C" style:family="table-column">
      <style:table-column-properties style:column-width="7.624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3">
      <style:text-properties officeooo:rsid="001e41d7" officeooo:paragraph-rsid="001e41d7"/>
    </style:style>
    <style:style style:name="P3" style:family="paragraph" style:parent-style-name="Heading_20_3">
      <style:paragraph-properties fo:break-before="page"/>
      <style:text-properties officeooo:rsid="001e41d7" officeooo:paragraph-rsid="001e41d7"/>
    </style:style>
    <style:style style:name="P4" style:family="paragraph" style:parent-style-name="Standard">
      <style:text-properties officeooo:rsid="001e41d7" officeooo:paragraph-rsid="001e41d7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break-before="page"/>
      <style:text-properties officeooo:paragraph-rsid="001fce2b"/>
    </style:style>
    <style:style style:name="P7" style:family="paragraph" style:parent-style-name="Text_20_body" style:list-style-name="L1">
      <style:text-properties officeooo:paragraph-rsid="001fce2b"/>
    </style:style>
    <style:style style:name="T1" style:family="text">
      <style:text-properties officeooo:rsid="001fce2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anufacturing Execution System</text:h>
      <text:p text:style-name="P4"/>
      <text:h text:style-name="Heading_20_2" text:outline-level="2">Technology Stack</text:h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Layer</text:p>
            </table:table-cell>
            <table:table-cell table:style-name="Table1.A1" office:value-type="string">
              <text:p text:style-name="Table_20_Heading">Technology Used</text:p>
            </table:table-cell>
            <table:table-cell table:style-name="Table1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1.A1" office:value-type="string">
            <text:p text:style-name="Table_20_Contents">Frontend</text:p>
          </table:table-cell>
          <table:table-cell table:style-name="Table1.A1" office:value-type="string">
            <text:p text:style-name="Table_20_Contents">HTML/CSS/JS (Bootstrap optional)</text:p>
          </table:table-cell>
          <table:table-cell table:style-name="Table1.A1" office:value-type="string">
            <text:p text:style-name="Table_20_Contents">UI/UX</text:p>
          </table:table-cell>
        </table:table-row>
        <table:table-row>
          <table:table-cell table:style-name="Table1.A1" office:value-type="string">
            <text:p text:style-name="Table_20_Contents">Backend</text:p>
          </table:table-cell>
          <table:table-cell table:style-name="Table1.A1" office:value-type="string">
            <text:p text:style-name="Table_20_Contents">Java (Servlets, JSP, or Spring)</text:p>
          </table:table-cell>
          <table:table-cell table:style-name="Table1.A1" office:value-type="string">
            <text:p text:style-name="Table_20_Contents">Business logic</text:p>
          </table:table-cell>
        </table:table-row>
        <table:table-row>
          <table:table-cell table:style-name="Table1.A1" office:value-type="string">
            <text:p text:style-name="Table_20_Contents">Web Server</text:p>
          </table:table-cell>
          <table:table-cell table:style-name="Table1.A1" office:value-type="string">
            <text:p text:style-name="Table_20_Contents">Apache Tomcat</text:p>
          </table:table-cell>
          <table:table-cell table:style-name="Table1.A1" office:value-type="string">
            <text:p text:style-name="Table_20_Contents">Serves Java webapp</text:p>
          </table:table-cell>
        </table:table-row>
        <table:table-row>
          <table:table-cell table:style-name="Table1.A1" office:value-type="string">
            <text:p text:style-name="Table_20_Contents">Build Tool</text:p>
          </table:table-cell>
          <table:table-cell table:style-name="Table1.A1" office:value-type="string">
            <text:p text:style-name="Table_20_Contents">Maven</text:p>
          </table:table-cell>
          <table:table-cell table:style-name="Table1.A1" office:value-type="string">
            <text:p text:style-name="Table_20_Contents">Dependency management &amp; build lifecycle</text:p>
          </table:table-cell>
        </table:table-row>
        <table:table-row>
          <table:table-cell table:style-name="Table1.A1" office:value-type="string">
            <text:p text:style-name="Table_20_Contents">Database</text:p>
          </table:table-cell>
          <table:table-cell table:style-name="Table1.A1" office:value-type="string">
            <text:p text:style-name="Table_20_Contents">Oracle</text:p>
          </table:table-cell>
          <table:table-cell table:style-name="Table1.A1" office:value-type="string">
            <text:p text:style-name="Table_20_Contents">Persistent storage</text:p>
          </table:table-cell>
        </table:table-row>
        <table:table-row>
          <table:table-cell table:style-name="Table1.A1" office:value-type="string">
            <text:p text:style-name="Table_20_Contents">CI/CD</text:p>
          </table:table-cell>
          <table:table-cell table:style-name="Table1.A1" office:value-type="string">
            <text:p text:style-name="Table_20_Contents">Jenkins</text:p>
          </table:table-cell>
          <table:table-cell table:style-name="Table1.A1" office:value-type="string">
            <text:p text:style-name="Table_20_Contents">Automated build, test, deploy</text:p>
          </table:table-cell>
        </table:table-row>
      </table:table>
      <text:h text:style-name="P2" text:outline-level="3"/>
      <text:h text:style-name="P3" text:outline-level="3">Development Workflow <text:span text:style-name="T1">Overview</text:span></text:h>
      <text:list text:style-name="L1">
        <text:list-item>
          <text:p text:style-name="P5"><text:span text:style-name="Strong_20_Emphasis">Project Setup with Maven</text:span></text:p>
          <text:list>
            <text:list-item>
              <text:p text:style-name="P5">Create a Maven <text:span text:style-name="Source_20_Text">webapp</text:span> archetype.</text:p>
            </text:list-item>
            <text:list-item>
              <text:p text:style-name="P5">Define dependencies in <text:span text:style-name="Source_20_Text">pom.xml</text:span> (JSP, Servlet API, Oracle JDBC driver).</text:p>
            </text:list-item>
            <text:list-item>
              <text:p text:style-name="P5">Structure your folders: <text:span text:style-name="Source_20_Text">src/main/java</text:span>, <text:span text:style-name="Source_20_Text">src/main/webapp</text:span>, etc.</text:p>
            </text:list-item>
          </text:list>
        </text:list-item>
        <text:list-item>
          <text:p text:style-name="P5"><text:span text:style-name="Strong_20_Emphasis">Backend Development</text:span></text:p>
          <text:list>
            <text:list-item>
              <text:p text:style-name="P5">Use Servlets or Spring Boot (if you want more abstraction).</text:p>
            </text:list-item>
            <text:list-item>
              <text:p text:style-name="P5">Connect to Oracle using JDBC or JPA (Hibernate).</text:p>
            </text:list-item>
            <text:list-item>
              <text:p text:style-name="P5">Apply your naming conventions for clarity and maintainability.</text:p>
            </text:list-item>
          </text:list>
        </text:list-item>
        <text:list-item>
          <text:p text:style-name="P5"><text:span text:style-name="Strong_20_Emphasis">Frontend Integration</text:span></text:p>
          <text:list>
            <text:list-item>
              <text:p text:style-name="P5">Use Bootstrap for responsive UI.</text:p>
            </text:list-item>
            <text:list-item>
              <text:p text:style-name="P5">Consider EJS or Thymeleaf if you want templating.</text:p>
            </text:list-item>
          </text:list>
        </text:list-item>
        <text:list-item>
          <text:p text:style-name="P5"><text:span text:style-name="Strong_20_Emphasis">Tomcat Deployment</text:span></text:p>
          <text:list>
            <text:list-item>
              <text:p text:style-name="P5">Package your app as a <text:span text:style-name="Source_20_Text">.war</text:span> file via Maven.</text:p>
            </text:list-item>
            <text:list-item>
              <text:p text:style-name="P5">Deploy to Tomcat’s <text:span text:style-name="Source_20_Text">webapps</text:span> directory.</text:p>
            </text:list-item>
            <text:list-item>
              <text:p text:style-name="P5">Configure <text:span text:style-name="Source_20_Text">server.xml</text:span> and <text:span text:style-name="Source_20_Text">context.xml</text:span> for Oracle connection pooling if needed.</text:p>
            </text:list-item>
          </text:list>
        </text:list-item>
        <text:list-item>
          <text:p text:style-name="P5"><text:span text:style-name="Strong_20_Emphasis">Oracle Setup</text:span></text:p>
          <text:list>
            <text:list-item>
              <text:p text:style-name="P5">Create users, roles, and tables.</text:p>
            </text:list-item>
            <text:list-item>
              <text:p text:style-name="P5">Use stored procedures or views if needed.</text:p>
            </text:list-item>
            <text:list-item>
              <text:p text:style-name="P5">Secure access with proper privilege management.</text:p>
            </text:list-item>
          </text:list>
        </text:list-item>
        <text:list-item>
          <text:p text:style-name="P5"><text:span text:style-name="Strong_20_Emphasis">Jenkins CI/CD Pipeline</text:span></text:p>
          <text:list>
            <text:list-item>
              <text:p text:style-name="P5">Create a Jenkinsfile or use freestyle jobs.</text:p>
            </text:list-item>
            <text:list-item>
              <text:p text:style-name="P5">Steps: Checkout → Build with Maven → Run tests → Deploy to Tomcat.</text:p>
            </text:list-item>
            <text:list-item>
              <text:p text:style-name="P5">Add Oracle test data setup/teardown if you're automating integration tests.</text:p>
            </text:list-item>
          </text:list>
        </text:list-item>
      </text:list>
      <text:p text:style-name="P4"/>
      <text:list text:continue-numbering="true" text:style-name="L1">
        <text:list-item>
          <text:p text:style-name="P6"><text:span text:style-name="Strong_20_Emphasis">Project Setup with Maven</text:span></text:p>
          <text:p text:style-name="P7"><text:span text:style-name="Strong_20_Emphasis"><text:span text:style-name="T1">1. </text:span></text:span>Create a Maven <text:span text:style-name="Source_20_Text">webapp</text:span> archetype.</text:p>
          <text:list>
            <text:list-header>
              <text:p text:style-name="P7"><text:span text:style-name="T1">i. cd C:\Development\MES</text:span></text:p>
              <text:p text:style-name="P7"><text:span text:style-name="T1">ii. mvn archetype:generate -DgroupId=com.clarius.mes -DartifactId=mes -DarchetypeArtifactId=maven-archetype-webapp -DinteractiveMode=fals</text:span></text:p>
            </text:list-header>
            <text:list-item>
              <text:p text:style-name="P7"><text:span text:style-name="T1">2. </text:span>Define dependencies in <text:span text:style-name="Source_20_Text">pom.xml</text:span> (JSP, Servlet API, Oracle JDBC driver).</text:p>
            </text:list-item>
            <text:list-item>
              <text:p text:style-name="P7">Structure your folders: <text:span text:style-name="Source_20_Text">src/main/java</text:span>, <text:span text:style-name="Source_20_Text">src/main/webapp</text:span>, etc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bookmark-start text:name="PageNumWizard_FOOTER_Default Page Style1"/><text:page-number text:select-page="current">3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30T13:55:54.197000000</meta:creation-date>
    <dc:date>2025-08-30T15:04:03.803000000</dc:date>
    <meta:editing-duration>PT45M44S</meta:editing-duration>
    <meta:editing-cycles>1</meta:editing-cycles>
    <meta:document-statistic meta:table-count="1" meta:image-count="0" meta:object-count="0" meta:page-count="3" meta:paragraph-count="54" meta:word-count="263" meta:character-count="1742" meta:non-whitespace-character-count="1561"/>
    <meta:generator>LibreOffice/24.2.5.2$Windows_X86_64 LibreOffice_project/bffef4ea93e59bebbeaf7f431bb02b1a39ee8a59</meta:generator>
  </office:meta>
</office:document-meta>
</file>